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1"/>
        <table:table-column table:style-name="co3" table:number-columns-repeated="9" table:default-cell-style-name="ce13"/>
        <table:table-column table:style-name="co3" table:number-columns-repeated="3" table:default-cell-style-name="Default"/>
        <table:table-column table:style-name="co3" table:default-cell-style-name="ce14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style-name="ce15" office:value-type="string" calcext:value-type="string">
            <text:p>Green Ranger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4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5" office:value-type="string" calcext:value-type="string">
            <text:p>Green Ranger</text:p>
          </table:table-cell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3"/>
          <table:table-cell table:style-name="ce14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3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3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3" table:number-columns-repeated="4"/>
          <table:table-cell table:number-columns-repeated="2"/>
          <table:table-cell table:style-name="ce15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3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3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2T13:22:21.063976394</dc:date>
    <meta:editing-duration>P4DT3H30M13S</meta:editing-duration>
    <meta:editing-cycles>670</meta:editing-cycles>
    <meta:document-statistic meta:table-count="10" meta:cell-count="1745" meta:object-count="0"/>
  </office:meta>
</office:document-meta>
</file>